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304 - mens. 09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7" table:formula="of:=[.C15]-[.F15]" office:value-type="float" office:value="1150" calcext:value-type="float">
            <text:p>1.15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5])" office:value-type="float" office:value="1150" calcext:value-type="float">
            <text:p>1.150,00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9.889505870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9.8922070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10-01T10:56:40.287239432</dc:date>
    <dc:language>pt-PT</dc:language>
    <meta:editing-cycles>653</meta:editing-cycles>
    <meta:editing-duration>P1DT4H45M34S</meta:editing-duration>
    <meta:print-date>2020-06-16T10:17:24.261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